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padding="0.0193in" fo:border="0.06pt solid #d9d9e3"/>
      <style:text-properties fo:color="#2a6099" loext:opacity="100%" officeooo:paragraph-rsid="0019bd94"/>
    </style:style>
    <style:style style:name="P2" style:family="paragraph" style:parent-style-name="Heading_20_2">
      <style:paragraph-properties fo:padding="0.0193in" fo:border="0.06pt solid #d9d9e3"/>
      <style:text-properties fo:color="#c9211e" loext:opacity="100%"/>
    </style:style>
    <style:style style:name="P3" style:family="paragraph" style:parent-style-name="Text_20_body">
      <style:paragraph-properties fo:padding="0.0193in" fo:border="0.06pt solid #d9d9e3"/>
    </style:style>
    <style:style style:name="P4" style:family="paragraph" style:parent-style-name="Text_20_body" style:list-style-name="L1">
      <style:paragraph-properties fo:padding="0.0193in" fo:border="0.06pt solid #d9d9e3"/>
    </style:style>
    <style:style style:name="T1" style:family="text">
      <style:text-properties loext:padding="0.0193in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B Messenger Bot &amp; Custom AI</text:h>
      <text:p text:style-name="P3">A Facebook Messenger bot and custom AI capable of understanding user queries and providing appropriate responses.</text:p>
      <text:p text:style-name="P3">Firstly, I would like to express my gratitude to Yelda for giving me this opportunity and trust to proceed to the next stage of my apprenticeship application after our recent job interview.</text:p>
      <text:p text:style-name="P3">Unfortunately, I wasn't able to host the project as it's a paid service.</text:p>
      <text:h text:style-name="P2" text:outline-level="2">Disclaimer:</text:h>
      <text:p text:style-name="P3">Before running the application, please follow these steps:</text:p>
      <text:list text:style-name="L1">
        <text:list-item>
          <text:p text:style-name="P4">Ensure you add the <text:span text:style-name="Source_20_Text"><text:span text:style-name="T1">.JSON</text:span></text:span> file to your system path. The file can be located in the project directory, specifically in the root directory of the project folder.</text:p>
        </text:list-item>
        <text:list-item>
          <text:p text:style-name="P4">Navigate to the project server directory (<text:span text:style-name="Source_20_Text"><text:span text:style-name="T1">FB_Messenger_bot/server/.env</text:span></text:span>) and assign your path to <text:span text:style-name="Source_20_Text"><text:span text:style-name="T1">GOOGLE_APPLICATION_CREDENTIALS</text:span></text:span>. Replace <text:span text:style-name="Source_20_Text"><text:span text:style-name="T1">&lt;your json path&gt;</text:span></text:span> with your <text:span text:style-name="Source_20_Text"><text:span text:style-name="T1">.json</text:span></text:span> file path. Remember to add it to your system path and restart your terminal.</text:p>
        </text:list-item>
        <text:list-item>
          <text:p text:style-name="P4">Once you are done with the above steps, install <text:span text:style-name="Source_20_Text"><text:span text:style-name="T1">ngrok</text:span></text:span> to test the bot locally. You'll need to create a Facebook page and link it to <text:span text:style-name="Source_20_Text"><text:span text:style-name="T1">https://developers.facebook.com/</text:span></text:span> (you'll also need to create a Messenger app).</text:p>
        </text:list-item>
        <text:list-item>
          <text:p text:style-name="P4">Replace the <text:span text:style-name="Source_20_Text"><text:span text:style-name="T1">PAGE_ACCESS_TOKEN</text:span></text:span> in the <text:span text:style-name="Source_20_Text"><text:span text:style-name="T1">.env</text:span></text:span> file (located in the server project directory) with the token generated by Facebook on your app dashboard.</text:p>
        </text:list-item>
        <text:list-item>
          <text:p text:style-name="P4">Now, launch <text:span text:style-name="Source_20_Text"><text:span text:style-name="T1">ngrok</text:span></text:span> to create a tunnel and configure the webhook with the link provided by <text:span text:style-name="Source_20_Text"><text:span text:style-name="T1">ngrok</text:span></text:span>. Use the <text:span text:style-name="Source_20_Text"><text:span text:style-name="T1">Forwarding</text:span></text:span> link address.</text:p>
        </text:list-item>
        <text:list-item>
          <text:p text:style-name="P4">Configure the <text:span text:style-name="Source_20_Text"><text:span text:style-name="T1">webhook/messenger</text:span></text:span> and paste the <text:span text:style-name="Source_20_Text"><text:span text:style-name="T1">Forwarding</text:span></text:span> link to the callback URL in the Facebook app dashboard. Add the <text:span text:style-name="Source_20_Text"><text:span text:style-name="T1">verify token</text:span></text:span>, the value of which is in your <text:span text:style-name="Source_20_Text"><text:span text:style-name="T1">.env</text:span></text:span> file.</text:p>
        </text:list-item>
        <text:list-item>
          <text:p text:style-name="P4">Launch the server with <text:span text:style-name="Source_20_Text"><text:span text:style-name="T1">npm run dev</text:span></text:span> (in developers mode) or <text:span text:style-name="Source_20_Text"><text:span text:style-name="T1">npm start</text:span></text:span>.</text:p>
        </text:list-item>
        <text:list-item>
          <text:p text:style-name="P4">You won't need to configure Dialogflow as it uses my agent and everything has been set up to minimize additional work when launching the app.</text:p>
        </text:list-item>
        <text:list-item>
          <text:p text:style-name="P4">For the custom id, you will only need to launch the app by executing <text:span text:style-name="Source_20_Text"><text:span text:style-name="T1">npm start</text:span></text:span> in your client folder after launching the server.</text:p>
        </text:list-item>
      </text:list>
      <text:p text:style-name="P3"><text:span text:style-name="Emphasis"><text:span text:style-name="T1">Note</text:span></text:span>: To avoid conflicts, by default, React launches at port 3000. I have configured the server to run at port 3000. Therefore, first, launch the server, and afterward, launch the React app to be on a different port like port 3001.</text:p>
      <text:p text:style-name="P3"><text:soft-page-break/>For additional information or any questions, please feel free to contact me via email at <text:a xlink:type="simple" xlink:href="mailto:christian-mbappe@outlook.fr" office:target-frame-name="_new" xlink:show="replace" text:style-name="Internet_20_link" text:visited-style-name="Visited_20_Internet_20_Link"><text:span text:style-name="T1">christian-mbappe@outlook.fr</text:span></text:a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6T16:14:00.389903954</meta:creation-date>
    <dc:date>2023-08-06T16:15:51.983506118</dc:date>
    <meta:editing-duration>PT1M54S</meta:editing-duration>
    <meta:editing-cycles>1</meta:editing-cycles>
    <meta:generator>LibreOffice/7.5.5.2$Linux_X86_64 LibreOffice_project/50$Build-2</meta:generator>
    <meta:document-statistic meta:table-count="0" meta:image-count="0" meta:object-count="0" meta:page-count="2" meta:paragraph-count="17" meta:word-count="376" meta:character-count="2239" meta:non-whitespace-character-count="1889"/>
  </office:meta>
</office:document-meta>
</file>